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duct Highlight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Light1" svg:font-family="'DejaVu Sans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 Light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 Ligh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Light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e Vogelsang</meta:initial-creator>
    <meta:creation-date>2011-11-08T15:38:45</meta:creation-date>
    <dc:date>2011-11-08T15:41:46</dc:date>
    <dc:creator>Henne Vogelsang</dc:creator>
    <meta:editing-duration>PT3M2S</meta:editing-duration>
    <meta:editing-cycles>2</meta:editing-cycles>
    <meta:generator>LibreOffice/3.4$Unix LibreOffice_project/340m1$Build-1206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